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75acc" officeooo:paragraph-rsid="00075acc"/>
    </style:style>
    <style:style style:name="P2" style:family="paragraph" style:parent-style-name="Standard">
      <style:paragraph-properties fo:text-align="justify" style:justify-single-word="false"/>
      <style:text-properties fo:language="zxx" fo:country="none" officeooo:rsid="000584f6" officeooo:paragraph-rsid="000584f6" style:language-asian="zxx" style:country-asian="none" style:language-complex="zxx" style:country-complex="none"/>
    </style:style>
    <style:style style:name="P3" style:family="paragraph" style:parent-style-name="Standard">
      <style:paragraph-properties fo:text-align="justify" style:justify-single-word="false"/>
      <style:text-properties fo:language="zxx" fo:country="none" officeooo:rsid="00075acc" officeooo:paragraph-rsid="00075acc" style:language-asian="zxx" style:country-asian="none" style:language-complex="zxx" style:country-complex="none"/>
    </style:style>
    <style:style style:name="P4" style:family="paragraph" style:parent-style-name="Standard">
      <style:paragraph-properties fo:text-align="justify" style:justify-single-word="false"/>
      <style:text-properties fo:language="zxx" fo:country="none" officeooo:rsid="000916c4" officeooo:paragraph-rsid="000916c4" style:language-asian="zxx" style:country-asian="none" style:language-complex="zxx" style:country-complex="none"/>
    </style:style>
    <style:style style:name="P5" style:family="paragraph" style:parent-style-name="Standard">
      <style:paragraph-properties fo:text-align="justify" style:justify-single-word="false"/>
      <style:text-properties fo:language="zxx" fo:country="none" officeooo:rsid="000af66f" officeooo:paragraph-rsid="000af66f" style:language-asian="zxx" style:country-asian="none" style:language-complex="zxx" style:country-complex="none"/>
    </style:style>
    <style:style style:name="P6" style:family="paragraph" style:parent-style-name="Standard">
      <style:paragraph-properties fo:text-align="justify" style:justify-single-word="false"/>
      <style:text-properties fo:language="zxx" fo:country="none" officeooo:rsid="000c3b92" officeooo:paragraph-rsid="000c3b92" style:language-asian="zxx" style:country-asian="none" style:language-complex="zxx" style:country-complex="none"/>
    </style:style>
    <style:style style:name="P7" style:family="paragraph" style:parent-style-name="Standard">
      <style:paragraph-properties fo:text-align="justify" style:justify-single-word="false"/>
      <style:text-properties officeooo:paragraph-rsid="00075acc"/>
    </style:style>
    <style:style style:name="T1" style:family="text">
      <style:text-properties officeooo:rsid="0007132d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language="zxx" fo:country="none" officeooo:rsid="00075acc" style:language-asian="zxx" style:country-asian="none" style:language-complex="zxx" style:country-complex="none"/>
    </style:style>
    <style:style style:name="T4" style:family="text">
      <style:text-properties fo:language="zxx" fo:country="none" officeooo:rsid="00077fc2" style:language-asian="zxx" style:country-asian="none" style:language-complex="zxx" style:country-complex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)</text:p>
      <text:p text:style-name="P2"/>
      <text:p text:style-name="P2">Die Zusicherung gilt nicht in dem Fall, da die zwei Prozesse den gleichen Wert lesen können. Dann würde sich b nur um eins inkrementieren. Man kann dies lösen indem man alle Statements in Prozess p’ in einem atomic block platziert<text:span text:style-name="T1">(Siehe p3)</text:span></text:p>
      <text:p text:style-name="P2"/>
      <text:p text:style-name="P3">3.1)</text:p>
      <text:p text:style-name="P3"/>
      <text:p text:style-name="P3">a)</text:p>
      <text:p text:style-name="P3"/>
      <text:p text:style-name="P3">Ja, beide Protokolle sichern zu, dass zwei Prozesse nicht gleichzeitig den kritischen Abschnitt betreten können.</text:p>
      <text:p text:style-name="P3"/>
      <text:p text:style-name="P3">b)</text:p>
      <text:p text:style-name="P3"/>
      <text:p text:style-name="P7"><text:span text:style-name="T3">Protokoll 1 leidet unter das Problem, dass einer von den beiden Prozessen nie durchlaufen kann. Das Protokoll 2 leidet unter das Problem Deadlock.</text:span></text:p>
      <text:p text:style-name="P7"><text:span text:style-name="T3"/></text:p>
      <text:p text:style-name="P1"><text:span text:style-name="T2">c)</text:span></text:p>
      <text:p text:style-name="P1"><text:span text:style-name="T2">Bei Protokoll 1 würde es nicht reichen, dass einer von den beiden Prozessen wiederholt den kritischen Abschnitt betreten wollen würde. Um das zu zeigen, sei q der Prozess, der wiederholt den kritischen Abschnitt betreten wollen würde. Der Ablauf 'p -&gt; q -&gt; p(until end of process p) würde dazu führen, dass q für immer blockiert. Wollen beide Prozesse wiederholt </text:span><text:span text:style-name="T4">den kritischen Abschnitt betreten, so ist dieses Problem behoben und die Prozesse werden in ein Round-Robin-Fashion ausgeführt. Bei Protokoll 2 besteht das Deadlock auch nach den angegebenen Veränderungen.</text:span></text:p>
      <text:p text:style-name="P3"/>
      <text:p text:style-name="P3"/>
      <text:p text:style-name="P4">3.2)</text:p>
      <text:p text:style-name="P4"/>
      <text:p text:style-name="P4">a)</text:p>
      <text:p text:style-name="P4"/>
      <text:p text:style-name="P5">Ein Prozess muss höchstens solange warten, bis der andere Prozess die critical section ausgeführt hat.</text:p>
      <text:p text:style-name="P5"/>
      <text:p text:style-name="P6">c)</text:p>
      <text:p text:style-name="P6"/>
      <text:p text:style-name="P6">Der atomic Block ist nicht notwendig solange die Reihenfolge der Set &amp; Checks beibehalten bleibt. Wird die Reihenfolge jedoch umgedreht, so kann die Mutual Exclusion Eigenschaft verletzt werden, z.B. mit der Ausführung 'p -&gt; q -&gt; p -&gt; p (p is now in critical section) -&gt; q -&gt; q (q is now also in critical section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9T19:02:01.845261734</meta:creation-date>
    <meta:generator>LibreOffice/6.4.3.2$Linux_X86_64 LibreOffice_project/40$Build-2</meta:generator>
    <dc:date>2020-05-30T12:10:17.541976700</dc:date>
    <meta:editing-duration>PT8M5S</meta:editing-duration>
    <meta:editing-cycles>3</meta:editing-cycles>
    <meta:document-statistic meta:table-count="0" meta:image-count="0" meta:object-count="0" meta:page-count="1" meta:paragraph-count="14" meta:word-count="245" meta:character-count="1501" meta:non-whitespace-character-count="1270"/>
  </office:meta>
</office:document-meta>
</file>